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728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083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3681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1.96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498in"/>
    </style:style>
    <style:style style:name="co14" style:family="table-column">
      <style:table-column-properties fo:break-before="auto" style:column-width="0.4728in"/>
    </style:style>
    <style:style style:name="co15" style:family="table-column">
      <style:table-column-properties fo:break-before="auto" style:column-width="0.8161in"/>
    </style:style>
    <style:style style:name="co16" style:family="table-column">
      <style:table-column-properties fo:break-before="auto" style:column-width="2.1291in"/>
    </style:style>
    <style:style style:name="co17" style:family="table-column">
      <style:table-column-properties fo:break-before="auto" style:column-width="0.5846in"/>
    </style:style>
    <style:style style:name="co18" style:family="table-column">
      <style:table-column-properties fo:break-before="auto" style:column-width="0.5161in"/>
    </style:style>
    <style:style style:name="co19" style:family="table-column">
      <style:table-column-properties fo:break-before="auto" style:column-width="0.5327in"/>
    </style:style>
    <style:style style:name="co20" style:family="table-column">
      <style:table-column-properties fo:break-before="auto" style:column-width="0.3701in"/>
    </style:style>
    <style:style style:name="co21" style:family="table-column">
      <style:table-column-properties fo:break-before="auto" style:column-width="1.0563in"/>
    </style:style>
    <style:style style:name="co22" style:family="table-column">
      <style:table-column-properties fo:break-before="auto" style:column-width="0.8673in"/>
    </style:style>
    <style:style style:name="co23" style:family="table-column">
      <style:table-column-properties fo:break-before="auto" style:column-width="1.9311in"/>
    </style:style>
    <style:style style:name="co24" style:family="table-column">
      <style:table-column-properties fo:break-before="auto" style:column-width="2.1457in"/>
    </style:style>
    <style:style style:name="co25" style:family="table-column">
      <style:table-column-properties fo:break-before="auto" style:column-width="1.440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2">
      <style:table-cell-properties fo:background-color="#ffbf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2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2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2">
      <style:table-cell-properties fo:background-color="#ffb66c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fo:background-color="#ffff00"/>
    </style:style>
    <style:style style:name="ce20" style:family="table-cell" style:parent-style-name="Default" style:data-style-name="N2">
      <style:table-cell-properties fo:background-color="#ffb66c"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2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font-name="Liberation Sans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3" style:family="text">
      <style:text-properties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cmp-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3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bits)</text:p>
          </table:table-cell>
          <table:table-cell office:value-type="string" calcext:value-type="string">
            <text:p>(padding)</text:p>
          </table:table-cell>
          <table:table-cell office:value-type="string" calcext:value-type="string">
            <text:p>(scenario)</text:p>
          </table:table-cell>
          <table:table-cell office:value-type="string" calcext:value-type="string">
            <text:p>(seed)</text:p>
          </table:table-cell>
          <table:table-cell office:value-type="string" calcext:value-type="string">
            <text:p>(size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RATIO Radix / DPQS</text:p>
          </table:table-cell>
        </table:table-row>
        <table:table-row table:style-name="ro1">
          <table:table-cell table:style-name="Default" office:value-type="string" calcext:value-type="string">
            <text:p>RadixSortBenchmark.arraysSor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UNI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6867788" calcext:value-type="float">
            <text:p>26867788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268371" calcext:value-type="float">
            <text:p>268371</text:p>
          </table:table-cell>
          <table:table-cell table:style-name="Default" office:value-type="string" calcext:value-type="string">
            <text:p>ops/s</text:p>
          </table:table-cell>
          <table:table-cell table:style-name="ce14"/>
        </table:table-row>
        <table:table-row table:style-name="ro1">
          <table:table-cell table:style-name="Default" office:value-type="string" calcext:value-type="string">
            <text:p>RadixSortBenchmark.arraysSor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CONTIGUO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06385033" calcext:value-type="float">
            <text:p>1506385033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68751991" calcext:value-type="float">
            <text:p>68751991</text:p>
          </table:table-cell>
          <table:table-cell table:style-name="Default" office:value-type="string" calcext:value-type="string">
            <text:p>ops/s</text:p>
          </table:table-cell>
          <table:table-cell table:style-name="ce14"/>
        </table:table-row>
        <table:table-row table:style-name="ro1">
          <table:table-cell table:style-name="Default" office:value-type="string" calcext:value-type="string">
            <text:p>RadixSortBenchmark.arraysSor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CONTIGUOUS_REVER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42260310" calcext:value-type="float">
            <text:p>642260310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27447259" calcext:value-type="float">
            <text:p>27447259</text:p>
          </table:table-cell>
          <table:table-cell table:style-name="Default" office:value-type="string" calcext:value-type="string">
            <text:p>ops/s</text:p>
          </table:table-cell>
          <table:table-cell table:style-name="ce14"/>
        </table:table-row>
        <table:table-row table:style-name="ro1">
          <table:table-cell table:style-name="Default" office:value-type="string" calcext:value-type="string">
            <text:p>RadixSortBenchmark.arraysSor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LMOST_CONTIGUO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77894918" calcext:value-type="float">
            <text:p>677894918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19902427" calcext:value-type="float">
            <text:p>19902427</text:p>
          </table:table-cell>
          <table:table-cell table:style-name="Default" office:value-type="string" calcext:value-type="string">
            <text:p>ops/s</text:p>
          </table:table-cell>
          <table:table-cell table:style-name="ce14"/>
        </table:table-row>
        <table:table-row table:style-name="ro1">
          <table:table-cell table:style-name="Default" office:value-type="string" calcext:value-type="string">
            <text:p>RadixSortBenchmark.arraysSor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07675936" calcext:value-type="float">
            <text:p>1507675936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69868735" calcext:value-type="float">
            <text:p>69868735</text:p>
          </table:table-cell>
          <table:table-cell table:style-name="Default" office:value-type="string" calcext:value-type="string">
            <text:p>ops/s</text:p>
          </table:table-cell>
          <table:table-cell table:style-name="ce14"/>
        </table:table-row>
        <table:table-row table:style-name="ro1">
          <table:table-cell table:style-name="Default" office:value-type="string" calcext:value-type="string">
            <text:p>RadixSortBenchmark.arraysSor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LMOST_SORT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170103" calcext:value-type="float">
            <text:p>140170103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5891591" calcext:value-type="float">
            <text:p>5891591</text:p>
          </table:table-cell>
          <table:table-cell table:style-name="Default" office:value-type="string" calcext:value-type="string">
            <text:p>ops/s</text:p>
          </table:table-cell>
          <table:table-cell table:style-name="ce14"/>
        </table:table-row>
        <table:table-row table:style-name="ro1">
          <table:table-cell table:style-name="Default" office:value-type="string" calcext:value-type="string">
            <text:p>RadixSortBenchmark.arraysSor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EX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419324" calcext:value-type="float">
            <text:p>32419324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99482" calcext:value-type="float">
            <text:p>99482</text:p>
          </table:table-cell>
          <table:table-cell table:style-name="Default" office:value-type="string" calcext:value-type="string">
            <text:p>ops/s</text:p>
          </table:table-cell>
          <table:table-cell table:style-name="ce14"/>
        </table:table-row>
        <table:table-row table:style-name="ro1">
          <table:table-cell table:style-name="Default" table:number-columns-repeated="12"/>
          <table:table-cell table:style-name="ce14"/>
        </table:table-row>
        <table:table-row table:style-name="ro1">
          <table:table-cell table:style-name="Default" office:value-type="string" calcext:value-type="string">
            <text:p>RadixSortBenchmark.basicBuffe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UNI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2923290" calcext:value-type="float">
            <text:p>52923290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633461" calcext:value-type="float">
            <text:p>633461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10]/[.I2]" office:value-type="float" office:value="196.97672915984" calcext:value-type="float">
            <text:p>196.98</text:p>
          </table:table-cell>
        </table:table-row>
        <table:table-row table:style-name="ro1">
          <table:table-cell table:style-name="Default" office:value-type="string" calcext:value-type="string">
            <text:p>RadixSortBenchmark.basicBuffe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CONTIGUO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5155616" calcext:value-type="float">
            <text:p>45155616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978844" calcext:value-type="float">
            <text:p>978844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11]/[.I3]" office:value-type="float" office:value="2.99761448838028" calcext:value-type="float">
            <text:p>3.00</text:p>
          </table:table-cell>
        </table:table-row>
        <table:table-row table:style-name="ro1">
          <table:table-cell table:style-name="Default" office:value-type="string" calcext:value-type="string">
            <text:p>RadixSortBenchmark.basicBuffe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CONTIGUOUS_REVER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5048303" calcext:value-type="float">
            <text:p>45048303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746726" calcext:value-type="float">
            <text:p>746726</text:p>
          </table:table-cell>
          <table:table-cell table:style-name="Default" office:value-type="string" calcext:value-type="string">
            <text:p>ops/s</text:p>
          </table:table-cell>
          <table:table-cell table:style-name="ce14" table:formula="of:=100*[.I12]/[.I4]" office:value-type="float" office:value="7.01402566819052" calcext:value-type="float">
            <text:p>7.01</text:p>
          </table:table-cell>
        </table:table-row>
        <table:table-row table:style-name="ro1">
          <table:table-cell table:style-name="Default" office:value-type="string" calcext:value-type="string">
            <text:p>RadixSortBenchmark.basicBuffe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LMOST_CONTIGUO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5501726" calcext:value-type="float">
            <text:p>45501726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1504965" calcext:value-type="float">
            <text:p>1504965</text:p>
          </table:table-cell>
          <table:table-cell table:style-name="Default" office:value-type="string" calcext:value-type="string">
            <text:p>ops/s</text:p>
          </table:table-cell>
          <table:table-cell table:style-name="ce14" table:formula="of:=100*[.I13]/[.I5]" office:value-type="float" office:value="6.71220933979623" calcext:value-type="float">
            <text:p>6.71</text:p>
          </table:table-cell>
        </table:table-row>
        <table:table-row table:style-name="ro1">
          <table:table-cell table:style-name="Default" office:value-type="string" calcext:value-type="string">
            <text:p>RadixSortBenchmark.basicBuffe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2525165" calcext:value-type="float">
            <text:p>52525165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394980" calcext:value-type="float">
            <text:p>394980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14]/[.I6]" office:value-type="float" office:value="3.48384979462855" calcext:value-type="float">
            <text:p>3.48</text:p>
          </table:table-cell>
        </table:table-row>
        <table:table-row table:style-name="ro1">
          <table:table-cell table:style-name="Default" office:value-type="string" calcext:value-type="string">
            <text:p>RadixSortBenchmark.basicBuffe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LMOST_SORT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1907041" calcext:value-type="float">
            <text:p>51907041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2777619" calcext:value-type="float">
            <text:p>2777619</text:p>
          </table:table-cell>
          <table:table-cell table:style-name="Default" office:value-type="string" calcext:value-type="string">
            <text:p>ops/s</text:p>
          </table:table-cell>
          <table:table-cell table:style-name="ce14" table:formula="of:=100*[.I15]/[.I7]" office:value-type="float" office:value="37.0314638350519" calcext:value-type="float">
            <text:p>37.03</text:p>
          </table:table-cell>
        </table:table-row>
        <table:table-row table:style-name="ro1">
          <table:table-cell table:style-name="Default" office:value-type="string" calcext:value-type="string">
            <text:p>RadixSortBenchmark.basicBuffer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EX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4688062" calcext:value-type="float">
            <text:p>44688062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2174821" calcext:value-type="float">
            <text:p>2174821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16]/[.I8]" office:value-type="float" office:value="137.84390445649" calcext:value-type="float">
            <text:p>137.84</text:p>
          </table:table-cell>
        </table:table-row>
        <table:table-row table:style-name="ro1">
          <table:table-cell table:style-name="Default" table:number-columns-repeated="11"/>
          <table:table-cell table:style-name="ce2" office:value-type="string" calcext:value-type="string">
            <text:p>AVG:</text:p>
          </table:table-cell>
          <table:table-cell table:style-name="ce5" table:formula="of:=AVERAGE([.M10:.M16])" office:value-type="float" office:value="56.0085423917682" calcext:value-type="float">
            <text:p>56.01</text:p>
          </table:table-cell>
        </table:table-row>
        <table:table-row table:style-name="ro1">
          <table:table-cell table:style-name="Default" office:value-type="string" calcext:value-type="string">
            <text:p>RadixSortBenchmark.unrollOnePassSkipLevelsBufferWithDetection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UNIFOR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3449248" calcext:value-type="float">
            <text:p>83449248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3435968" calcext:value-type="float">
            <text:p>3435968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18]/[.I2]" office:value-type="float" office:value="310.59217826194" calcext:value-type="float">
            <text:p>310.59</text:p>
          </table:table-cell>
        </table:table-row>
        <table:table-row table:style-name="ro1">
          <table:table-cell table:style-name="Default" office:value-type="string" calcext:value-type="string">
            <text:p>RadixSortBenchmark.unrollOnePassSkipLevelsBufferWithDetection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CONTIGUO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0715697" calcext:value-type="float">
            <text:p>110715697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301815" calcext:value-type="float">
            <text:p>301815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19]/[.I3]" office:value-type="float" office:value="7.3497608230684" calcext:value-type="float">
            <text:p>7.35</text:p>
          </table:table-cell>
        </table:table-row>
        <table:table-row table:style-name="ro1">
          <table:table-cell table:style-name="Default" office:value-type="string" calcext:value-type="string">
            <text:p>RadixSortBenchmark.unrollOnePassSkipLevelsBufferWithDetection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CONTIGUOUS_REVER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9365775" calcext:value-type="float">
            <text:p>109365775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643354" calcext:value-type="float">
            <text:p>643354</text:p>
          </table:table-cell>
          <table:table-cell table:style-name="Default" office:value-type="string" calcext:value-type="string">
            <text:p>ops/s</text:p>
          </table:table-cell>
          <table:table-cell table:style-name="ce14" table:formula="of:=100*[.I20]/[.I4]" office:value-type="float" office:value="17.0282630418187" calcext:value-type="float">
            <text:p>17.03</text:p>
          </table:table-cell>
        </table:table-row>
        <table:table-row table:style-name="ro1">
          <table:table-cell table:style-name="Default" office:value-type="string" calcext:value-type="string">
            <text:p>RadixSortBenchmark.unrollOnePassSkipLevelsBufferWithDetection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LMOST_CONTIGUOU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0487366" calcext:value-type="float">
            <text:p>110487366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484633" calcext:value-type="float">
            <text:p>484633</text:p>
          </table:table-cell>
          <table:table-cell table:style-name="Default" office:value-type="string" calcext:value-type="string">
            <text:p>ops/s</text:p>
          </table:table-cell>
          <table:table-cell table:style-name="ce14" table:formula="of:=100*[.I21]/[.I5]" office:value-type="float" office:value="16.2985977717567" calcext:value-type="float">
            <text:p>16.30</text:p>
          </table:table-cell>
        </table:table-row>
        <table:table-row table:style-name="ro1">
          <table:table-cell table:style-name="Default" office:value-type="string" calcext:value-type="string">
            <text:p>RadixSortBenchmark.unrollOnePassSkipLevelsBufferWithDetection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0433649" calcext:value-type="float">
            <text:p>80433649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3617236" calcext:value-type="float">
            <text:p>3617236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22]/[.I6]" office:value-type="float" office:value="5.33494281359943" calcext:value-type="float">
            <text:p>5.33</text:p>
          </table:table-cell>
        </table:table-row>
        <table:table-row table:style-name="ro1">
          <table:table-cell table:style-name="Default" office:value-type="string" calcext:value-type="string">
            <text:p>RadixSortBenchmark.unrollOnePassSkipLevelsBufferWithDetection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LMOST_SORT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0121851" calcext:value-type="float">
            <text:p>80121851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6086233" calcext:value-type="float">
            <text:p>6086233</text:p>
          </table:table-cell>
          <table:table-cell table:style-name="Default" office:value-type="string" calcext:value-type="string">
            <text:p>ops/s</text:p>
          </table:table-cell>
          <table:table-cell table:style-name="ce14" table:formula="of:=100*[.I23]/[.I7]" office:value-type="float" office:value="57.160442409035" calcext:value-type="float">
            <text:p>57.16</text:p>
          </table:table-cell>
        </table:table-row>
        <table:table-row table:style-name="ro1">
          <table:table-cell table:style-name="Default" office:value-type="string" calcext:value-type="string">
            <text:p>RadixSortBenchmark.unrollOnePassSkipLevelsBufferWithDetection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EX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thrp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2085098" calcext:value-type="float">
            <text:p>72085098</text:p>
          </table:table-cell>
          <table:table-cell table:style-name="Default" office:value-type="string" calcext:value-type="string">
            <text:p>±</text:p>
          </table:table-cell>
          <table:table-cell table:style-name="Default" office:value-type="float" office:value="3275747" calcext:value-type="float">
            <text:p>3275747</text:p>
          </table:table-cell>
          <table:table-cell table:style-name="Default" office:value-type="string" calcext:value-type="string">
            <text:p>ops/s</text:p>
          </table:table-cell>
          <table:table-cell table:style-name="ce4" table:formula="of:=100*[.I24]/[.I8]" office:value-type="float" office:value="222.352255093289" calcext:value-type="float">
            <text:p>222.35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AVG:</text:p>
          </table:table-cell>
          <table:table-cell table:style-name="ce5" table:formula="of:=AVERAGE([.M18:.M24])" office:value-type="float" office:value="90.873777173501" calcext:value-type="float">
            <text:p>90.87</text:p>
          </table:table-cell>
        </table:table-row>
        <table:table-row table:style-name="ro1" table:number-rows-repeated="5">
          <table:table-cell table:number-columns-repeated="11"/>
          <table:table-cell table:style-name="ce11"/>
          <table:table-cell table:style-name="ce14"/>
        </table:table-row>
        <table:table-row table:style-name="ro1">
          <table:table-cell table:number-columns-repeated="11"/>
          <table:table-cell table:style-name="ce12"/>
          <table:table-cell table:style-name="ce21"/>
        </table:table-row>
        <table:table-row table:style-name="ro1" table:number-rows-repeated="4">
          <table:table-cell table:number-columns-repeated="11"/>
          <table:table-cell table:style-name="ce11"/>
          <table:table-cell table:style-name="ce14"/>
        </table:table-row>
        <table:table-row table:style-name="ro1">
          <table:table-cell table:number-columns-repeated="13"/>
        </table:table-row>
        <table:table-row table:style-name="ro1" table:number-rows-repeated="5">
          <table:table-cell table:number-columns-repeated="12"/>
          <table:table-cell table:style-name="ce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style-name="ce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style-name="ce4"/>
        </table:table-row>
        <table:table-row table:style-name="ro1">
          <table:table-cell table:number-columns-repeated="11"/>
          <table:table-cell table:style-name="ce2" office:value-type="string" calcext:value-type="string">
            <text:p>AVG:</text:p>
          </table:table-cell>
          <table:table-cell table:style-name="ce5" table:formula="of:=AVERAGE([.M32:.M45])" office:value-type="string" office:string-value="" calcext:value-type="error">
            <text:p>#DIV/0 !</text:p>
          </table:table-cell>
        </table:table-row>
        <table:table-row table:style-name="ro1" table:number-rows-repeated="104852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JDK 11 vs 15" table:style-name="ta1">
        <table:shapes>
          <draw:frame draw:z-index="0" draw:style-name="gr1" draw:text-style-name="P1" svg:width="9.3193in" svg:height="5.1138in" svg:x="0.5937in" svg:y="4.7287in">
            <draw:object draw:notify-on-update-of-ranges="'JDK 11 vs 15'.D2:'JDK 11 vs 15'.D8 'JDK 11 vs 15'.N2:'JDK 11 vs 15'.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3193in" svg:height="5.1138in" svg:x="10.8343in" svg:y="4.7736in">
            <draw:object draw:notify-on-update-of-ranges="'JDK 11 vs 15'.D2:'JDK 11 vs 15'.D8 'JDK 11 vs 15'.O2:'JDK 11 vs 15'.O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ce7"/>
        <table:table-column table:style-name="co25" table:default-cell-style-name="ce18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(bits)</text:p>
          </table:table-cell>
          <table:table-cell table:style-name="ce1" office:value-type="string" calcext:value-type="string">
            <text:p>(padding)</text:p>
          </table:table-cell>
          <table:table-cell table:style-name="ce1" office:value-type="string" calcext:value-type="string">
            <text:p>(scenario)</text:p>
          </table:table-cell>
          <table:table-cell table:style-name="ce1" office:value-type="string" calcext:value-type="string">
            <text:p>(seed)</text:p>
          </table:table-cell>
          <table:table-cell table:style-name="ce1" office:value-type="string" calcext:value-type="string">
            <text:p>(size)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Units</text:p>
          </table:table-cell>
          <table:table-cell table:style-name="ce1"/>
          <table:table-cell table:style-name="ce3" office:value-type="string" calcext:value-type="string">
            <text:p>JDK</text:p>
          </table:table-cell>
          <table:table-cell office:value-type="string" calcext:value-type="string">
            <text:p>RATIO JDK 15 / JDK 11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47636576" calcext:value-type="float">
            <text:p>47636576</text:p>
          </table:table-cell>
          <table:table-cell office:value-type="string" calcext:value-type="string">
            <text:p>±</text:p>
          </table:table-cell>
          <table:table-cell office:value-type="float" office:value="678662" calcext:value-type="float">
            <text:p>678662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2]/[.I11]" office:value-type="float" office:value="177.299954875333" calcext:value-type="float">
            <text:p>177.30</text:p>
          </table:table-cell>
          <table:table-cell table:formula="of:=100*[.I2]/[.I3]" office:value-type="float" office:value="2.37660478146495" calcext:value-type="float">
            <text:p>2.38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004396203" calcext:value-type="float">
            <text:p>2004396203</text:p>
          </table:table-cell>
          <table:table-cell office:value-type="string" calcext:value-type="string">
            <text:p>±</text:p>
          </table:table-cell>
          <table:table-cell office:value-type="float" office:value="6228469" calcext:value-type="float">
            <text:p>6228469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3]/[.I12]" office:value-type="float" office:value="133.060018460765" calcext:value-type="float">
            <text:p>133.06</text:p>
          </table:table-cell>
          <table:table-cell table:formula="of:=100*[.I3]/[.I3]"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87927759" calcext:value-type="float">
            <text:p>687927759</text:p>
          </table:table-cell>
          <table:table-cell office:value-type="string" calcext:value-type="string">
            <text:p>±</text:p>
          </table:table-cell>
          <table:table-cell office:value-type="float" office:value="6567482" calcext:value-type="float">
            <text:p>6567482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4]/[.I13]" office:value-type="float" office:value="107.110426767614" calcext:value-type="float">
            <text:p>107.11</text:p>
          </table:table-cell>
          <table:table-cell table:formula="of:=100*[.I4]/[.I3]" office:value-type="float" office:value="34.3209470248632" calcext:value-type="float">
            <text:p>34.32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61940452" calcext:value-type="float">
            <text:p>161940452</text:p>
          </table:table-cell>
          <table:table-cell office:value-type="string" calcext:value-type="string">
            <text:p>±</text:p>
          </table:table-cell>
          <table:table-cell office:value-type="float" office:value="1071214" calcext:value-type="float">
            <text:p>1071214</text:p>
          </table:table-cell>
          <table:table-cell office:value-type="string" calcext:value-type="string">
            <text:p>ops/s</text:p>
          </table:table-cell>
          <table:table-cell table:style-name="ce4" office:value-type="float" office:value="15" calcext:value-type="float">
            <text:p>15.00</text:p>
          </table:table-cell>
          <table:table-cell table:style-name="ce8" table:formula="of:=100*[.I5]/[.I14]" office:value-type="float" office:value="23.888724889364" calcext:value-type="float">
            <text:p>23.89</text:p>
          </table:table-cell>
          <table:table-cell table:style-name="ce19" table:formula="of:=100*[.I5]/[.I3]" office:value-type="float" office:value="8.07926355865283" calcext:value-type="float">
            <text:p>8.08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998746287" calcext:value-type="float">
            <text:p>1998746287</text:p>
          </table:table-cell>
          <table:table-cell office:value-type="string" calcext:value-type="string">
            <text:p>±</text:p>
          </table:table-cell>
          <table:table-cell office:value-type="float" office:value="6117479" calcext:value-type="float">
            <text:p>6117479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6]/[.I15]" office:value-type="float" office:value="132.571346353305" calcext:value-type="float">
            <text:p>132.57</text:p>
          </table:table-cell>
          <table:table-cell table:formula="of:=100*[.I6]/[.I3]" office:value-type="float" office:value="99.7181237925145" calcext:value-type="float">
            <text:p>99.72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12821099" calcext:value-type="float">
            <text:p>212821099</text:p>
          </table:table-cell>
          <table:table-cell office:value-type="string" calcext:value-type="string">
            <text:p>±</text:p>
          </table:table-cell>
          <table:table-cell office:value-type="float" office:value="2072375" calcext:value-type="float">
            <text:p>2072375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7]/[.I16]" office:value-type="float" office:value="151.830593289926" calcext:value-type="float">
            <text:p>151.83</text:p>
          </table:table-cell>
          <table:table-cell table:formula="of:=100*[.I7]/[.I3]" office:value-type="float" office:value="10.6177161322431" calcext:value-type="float">
            <text:p>10.62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43959629" calcext:value-type="float">
            <text:p>43959629</text:p>
          </table:table-cell>
          <table:table-cell office:value-type="string" calcext:value-type="string">
            <text:p>±</text:p>
          </table:table-cell>
          <table:table-cell office:value-type="float" office:value="279865" calcext:value-type="float">
            <text:p>279865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8]/[.I17]" office:value-type="float" office:value="135.596994557937" calcext:value-type="float">
            <text:p>135.60</text:p>
          </table:table-cell>
          <table:table-cell table:formula="of:=100*[.I8]/[.I3]" office:value-type="float" office:value="2.19316066026294" calcext:value-type="float">
            <text:p>2.19</text:p>
          </table:table-cell>
        </table:table-row>
        <table:table-row table:style-name="ro2">
          <table:table-cell table:number-columns-repeated="13"/>
          <table:table-cell table:style-name="ce17" table:formula="of:=AVERAGE([.N2:.N8])" office:value-type="float" office:value="123.051151313463" calcext:value-type="float">
            <text:p>123.05</text:p>
          </table:table-cell>
          <table:table-cell table:style-name="ce20" office:value-type="string" calcext:value-type="string">
            <text:p><text:s/>AVG</text:p>
          </table:table-cell>
        </table:table-row>
        <table:table-row table:style-name="ro2">
          <table:table-cell table:number-columns-repeated="13"/>
          <table:table-cell table:style-name="ce17" table:formula="of:=AVERAGE([.N2:.N4];[.N6:.N8])" office:value-type="float" office:value="139.578222384147" calcext:value-type="float">
            <text:p>139.58</text:p>
          </table:table-cell>
          <table:table-cell table:style-name="ce20" office:value-type="string" calcext:value-type="string">
            <text:p><text:span text:style-name="T1"> AVG (skip </text:span><text:span text:style-name="T2">ALMOST_CONTIGUOUS)</text:span><text:span text:style-name="T3"> </text:span>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6867788" calcext:value-type="float">
            <text:p>26867788</text:p>
          </table:table-cell>
          <table:table-cell office:value-type="string" calcext:value-type="string">
            <text:p>±</text:p>
          </table:table-cell>
          <table:table-cell office:value-type="float" office:value="268371" calcext:value-type="float">
            <text:p>268371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  <table:table-cell table:formula="of:=100*[.I11]/[.I12]" office:value-type="float" office:value="1.78359366373232" calcext:value-type="float">
            <text:p>1.78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06385033" calcext:value-type="float">
            <text:p>1506385033</text:p>
          </table:table-cell>
          <table:table-cell office:value-type="string" calcext:value-type="string">
            <text:p>±</text:p>
          </table:table-cell>
          <table:table-cell office:value-type="float" office:value="68751991" calcext:value-type="float">
            <text:p>68751991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  <table:table-cell table:formula="of:=100*[.I12]/[.I12]"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42260310" calcext:value-type="float">
            <text:p>642260310</text:p>
          </table:table-cell>
          <table:table-cell office:value-type="string" calcext:value-type="string">
            <text:p>±</text:p>
          </table:table-cell>
          <table:table-cell office:value-type="float" office:value="27447259" calcext:value-type="float">
            <text:p>27447259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  <table:table-cell table:formula="of:=100*[.I13]/[.I12]" office:value-type="float" office:value="42.635866390741" calcext:value-type="float">
            <text:p>42.64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77894918" calcext:value-type="float">
            <text:p>677894918</text:p>
          </table:table-cell>
          <table:table-cell office:value-type="string" calcext:value-type="string">
            <text:p>±</text:p>
          </table:table-cell>
          <table:table-cell office:value-type="float" office:value="19902427" calcext:value-type="float">
            <text:p>19902427</text:p>
          </table:table-cell>
          <table:table-cell office:value-type="string" calcext:value-type="string">
            <text:p>ops/s</text:p>
          </table:table-cell>
          <table:table-cell table:style-name="ce4" office:value-type="float" office:value="11" calcext:value-type="float">
            <text:p>11.00</text:p>
          </table:table-cell>
          <table:table-cell table:style-name="ce8"/>
          <table:table-cell table:style-name="ce19" table:formula="of:=100*[.I14]/[.I12]" office:value-type="float" office:value="45.0014374246641" calcext:value-type="float">
            <text:p>45.00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507675936" calcext:value-type="float">
            <text:p>1507675936</text:p>
          </table:table-cell>
          <table:table-cell office:value-type="string" calcext:value-type="string">
            <text:p>±</text:p>
          </table:table-cell>
          <table:table-cell office:value-type="float" office:value="69868735" calcext:value-type="float">
            <text:p>69868735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  <table:table-cell table:formula="of:=100*[.I15]/[.I12]" office:value-type="float" office:value="100.085695421272" calcext:value-type="float">
            <text:p>100.09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40170103" calcext:value-type="float">
            <text:p>140170103</text:p>
          </table:table-cell>
          <table:table-cell office:value-type="string" calcext:value-type="string">
            <text:p>±</text:p>
          </table:table-cell>
          <table:table-cell office:value-type="float" office:value="5891591" calcext:value-type="float">
            <text:p>5891591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  <table:table-cell table:formula="of:=100*[.I16]/[.I12]" office:value-type="float" office:value="9.30506476958604" calcext:value-type="float">
            <text:p>9.31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32419324" calcext:value-type="float">
            <text:p>32419324</text:p>
          </table:table-cell>
          <table:table-cell office:value-type="string" calcext:value-type="string">
            <text:p>±</text:p>
          </table:table-cell>
          <table:table-cell office:value-type="float" office:value="99482" calcext:value-type="float">
            <text:p>99482</text:p>
          </table:table-cell>
          <table:table-cell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  <table:table-cell table:formula="of:=100*[.I17]/[.I12]" office:value-type="float" office:value="2.15212733064907" calcext:value-type="float">
            <text:p>2.15</text:p>
          </table:table-cell>
        </table:table-row>
        <table:table-row table:style-name="ro1" table:number-rows-repeated="7">
          <table:table-cell table:style-name="ce11" table:number-columns-repeated="12"/>
          <table:table-cell table:style-name="ce14"/>
          <table:table-cell table:style-name="ce21"/>
          <table:table-cell table:style-name="ce28"/>
        </table:table-row>
        <table:table-row table:style-name="ro1">
          <table:table-cell table:number-columns-repeated="12"/>
          <table:table-cell table:style-name="ce3"/>
          <table:table-cell table:number-columns-repeated="2"/>
        </table:table-row>
        <table:table-row table:style-name="ro1" table:number-rows-repeated="1048544">
          <table:table-cell table:number-columns-repeated="15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3:04:20.801190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2T13:16:25.825368870</dc:date>
    <meta:editing-duration>PT25M</meta:editing-duration>
    <meta:editing-cycles>6</meta:editing-cycles>
    <meta:document-statistic meta:table-count="2" meta:cell-count="50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72cm" svg:height="12.99cm" xlink:href=".." xlink:type="simple" chart:class="chart:bar" chart:style-name="ch1">
        <chart:legend chart:legend-position="end" svg:x="18.377cm" svg:y="11.729cm" style:legend-expansion="custom" chartooo:width="4.278cm" chartooo:height="0.576cm" style:legend-expansion-aspect-ratio="7.42708333333333" chart:style-name="ch2"/>
        <chart:plot-area chart:style-name="ch3" table:cell-range-address="'JDK 11 vs 15'.D2:'JDK 11 vs 15'.D8 'JDK 11 vs 15'.N2:'JDK 11 vs 15'.N8" chart:data-source-has-labels="both" svg:x="1.126cm" svg:y="0.998cm" svg:width="20.712cm" svg:height="11.955cm">
          <chartooo:coordinate-region svg:x="2.459cm" svg:y="1.186cm" svg:width="19.379cm" svg:height="8.689cm"/>
          <chart:axis chart:dimension="x" chart:name="primary-x" chart:style-name="ch4" chartooo:axis-type="auto">
            <chartooo:date-scale/>
            <chart:categories table:cell-range-address="'JDK 11 vs 15'.D2:'JDK 11 vs 15'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DK 11 vs 15'.N2:'JDK 11 vs 15'.N8" loext:label-string="&quot;Ratio - JDK 15 / JDK 11&quot;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- JDK 15 / JDK 11</text:p>
              </table:table-cell>
            </table:table-row>
          </table:table-header-rows>
          <table:table-rows>
            <table:table-row>
              <table:table-cell office:value-type="string">
                <text:p>UNIFORM</text:p>
                <draw:g>
                  <svg:desc>'JDK 11 vs 15'.D2:'JDK 11 vs 15'.D8</svg:desc>
                </draw:g>
              </table:table-cell>
              <table:table-cell office:value-type="float" office:value="177.299954875333">
                <text:p>177.299954875333</text:p>
                <draw:g>
                  <svg:desc>'JDK 11 vs 15'.N2:'JDK 11 vs 15'.N8</svg:desc>
                </draw:g>
              </table:table-cell>
            </table:table-row>
            <table:table-row>
              <table:table-cell office:value-type="string">
                <text:p>CONTIGUOUS</text:p>
              </table:table-cell>
              <table:table-cell office:value-type="float" office:value="133.060018460765">
                <text:p>133.060018460765</text:p>
              </table:table-cell>
            </table:table-row>
            <table:table-row>
              <table:table-cell office:value-type="string">
                <text:p>CONTIGUOUS_REVERSE</text:p>
              </table:table-cell>
              <table:table-cell office:value-type="float" office:value="107.110426767614">
                <text:p>107.110426767614</text:p>
              </table:table-cell>
            </table:table-row>
            <table:table-row>
              <table:table-cell office:value-type="string">
                <text:p>ALMOST_CONTIGUOUS</text:p>
              </table:table-cell>
              <table:table-cell office:value-type="float" office:value="23.888724889364">
                <text:p>23.888724889364</text:p>
              </table:table-cell>
            </table:table-row>
            <table:table-row>
              <table:table-cell office:value-type="string">
                <text:p>SORTED</text:p>
              </table:table-cell>
              <table:table-cell office:value-type="float" office:value="132.571346353305">
                <text:p>132.571346353305</text:p>
              </table:table-cell>
            </table:table-row>
            <table:table-row>
              <table:table-cell office:value-type="string">
                <text:p>ALMOST_SORTED</text:p>
              </table:table-cell>
              <table:table-cell office:value-type="float" office:value="151.830593289926">
                <text:p>151.830593289926</text:p>
              </table:table-cell>
            </table:table-row>
            <table:table-row>
              <table:table-cell office:value-type="string">
                <text:p>EXP</text:p>
              </table:table-cell>
              <table:table-cell office:value-type="float" office:value="135.596994557937">
                <text:p>135.596994557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72cm" svg:height="12.99cm" xlink:href=".." xlink:type="simple" chart:class="chart:bar" chart:style-name="ch1">
        <chart:legend chart:legend-position="end" svg:x="18.377cm" svg:y="11.729cm" style:legend-expansion="custom" chartooo:width="4.278cm" chartooo:height="0.576cm" style:legend-expansion-aspect-ratio="7.42708333333333" chart:style-name="ch2"/>
        <chart:plot-area chart:style-name="ch3" table:cell-range-address="'JDK 11 vs 15'.D2:'JDK 11 vs 15'.D8 'JDK 11 vs 15'.O2:'JDK 11 vs 15'.O8" chart:data-source-has-labels="both" svg:x="1.126cm" svg:y="0.998cm" svg:width="20.712cm" svg:height="11.955cm">
          <chartooo:coordinate-region svg:x="2.459cm" svg:y="1.186cm" svg:width="19.379cm" svg:height="8.689cm"/>
          <chart:axis chart:dimension="x" chart:name="primary-x" chart:style-name="ch4" chartooo:axis-type="auto">
            <chartooo:date-scale/>
            <chart:categories table:cell-range-address="'JDK 11 vs 15'.D2:'JDK 11 vs 15'.D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DK 11 vs 15'.O2:'JDK 11 vs 15'.O8" loext:label-string="&quot;Ratio Case % Contiguous &quot;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Case % Contiguous </text:p>
              </table:table-cell>
            </table:table-row>
          </table:table-header-rows>
          <table:table-rows>
            <table:table-row>
              <table:table-cell office:value-type="string">
                <text:p>UNIFORM</text:p>
                <draw:g>
                  <svg:desc>'JDK 11 vs 15'.D2:'JDK 11 vs 15'.D8</svg:desc>
                </draw:g>
              </table:table-cell>
              <table:table-cell office:value-type="float" office:value="2.37660478146495">
                <text:p>2.37660478146495</text:p>
                <draw:g>
                  <svg:desc>'JDK 11 vs 15'.O2:'JDK 11 vs 15'.O8</svg:desc>
                </draw:g>
              </table:table-cell>
            </table:table-row>
            <table:table-row>
              <table:table-cell office:value-type="string">
                <text:p>CONTIGUOU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NTIGUOUS_REVERSE</text:p>
              </table:table-cell>
              <table:table-cell office:value-type="float" office:value="34.3209470248632">
                <text:p>34.3209470248632</text:p>
              </table:table-cell>
            </table:table-row>
            <table:table-row>
              <table:table-cell office:value-type="string">
                <text:p>ALMOST_CONTIGUOUS</text:p>
              </table:table-cell>
              <table:table-cell office:value-type="float" office:value="8.07926355865283">
                <text:p>8.07926355865283</text:p>
              </table:table-cell>
            </table:table-row>
            <table:table-row>
              <table:table-cell office:value-type="string">
                <text:p>SORTED</text:p>
              </table:table-cell>
              <table:table-cell office:value-type="float" office:value="99.7181237925145">
                <text:p>99.7181237925145</text:p>
              </table:table-cell>
            </table:table-row>
            <table:table-row>
              <table:table-cell office:value-type="string">
                <text:p>ALMOST_SORTED</text:p>
              </table:table-cell>
              <table:table-cell office:value-type="float" office:value="10.6177161322431">
                <text:p>10.6177161322431</text:p>
              </table:table-cell>
            </table:table-row>
            <table:table-row>
              <table:table-cell office:value-type="string">
                <text:p>EXP</text:p>
              </table:table-cell>
              <table:table-cell office:value-type="float" office:value="2.19316066026294">
                <text:p>2.19316066026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